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 style:list-style-name="L1"/>
    <style:style style:name="P5" style:family="paragraph" style:parent-style-name="Table_20_Contents">
      <style:text-properties fo:font-size="18pt" style:font-size-asian="18pt" style:font-size-complex="18pt"/>
    </style:style>
    <style:style style:name="P6" style:family="paragraph" style:parent-style-name="Text_20_body">
      <style:text-properties fo:font-size="18pt" style:font-size-asian="18pt" style:font-size-complex="18pt"/>
    </style:style>
    <style:style style:name="P7" style:family="paragraph" style:parent-style-name="Title">
      <style:text-properties fo:font-size="18pt" style:font-size-asian="18pt" style:font-size-complex="18pt"/>
    </style:style>
    <style:style style:name="T1" style:family="text">
      <style:text-properties officeooo:rsid="00127d7e"/>
    </style:style>
    <style:style style:name="T2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yptographie</text:p>
      <text:p text:style-name="P7">TP1-2</text:p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table-of-content text:style-name="Sect1" text:protected="true" text:name="Table des matières1">
              <text:table-of-content-source text:outline-level="10">
                <text:index-title-template text:style-name="Contents_20_Heading">Table des matières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des matières1_Head">
                  <text:p text:style-name="Contents_20_Heading">Table des matières</text:p>
                </text:index-title>
                <text:p text:style-name="P1"><text:a xlink:type="simple" xlink:href="#__RefHeading___Toc96_561489913" text:style-name="Index_20_Link" text:visited-style-name="Index_20_Link">Exercice 1 :<text:tab/>2</text:a></text:p>
                <text:p text:style-name="P2"><text:a xlink:type="simple" xlink:href="#__RefHeading___Toc98_561489913" text:style-name="Index_20_Link" text:visited-style-name="Index_20_Link">Fonction chiffrement de Vigenère:<text:tab/>2</text:a></text:p>
              </text:index-body>
            </text:table-of-content>
            <text:p text:style-name="P5"/>
          </table:table-cell>
        </table:table-row>
      </table:table>
      <text:p text:style-name="P6"/>
      <text:h text:style-name="P3" text:outline-level="1"><text:bookmark-start text:name="__RefHeading___Toc96_561489913"/>Exercice 1 :<text:bookmark-end text:name="__RefHeading___Toc96_561489913"/></text:h>
      <text:p text:style-name="Text_20_body"/>
      <text:p text:style-name="Standard">Explication des choix : </text:p>
      <text:h text:style-name="Heading_20_2" text:outline-level="2" text:is-list-header="true"><text:bookmark-start text:name="__RefHeading___Toc98_561489913"/><text:span text:style-name="T1">Fonction chiffrement de Vigenère</text:span>:<text:bookmark-end text:name="__RefHeading___Toc98_56148991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3:38:12.899000000</meta:creation-date>
    <dc:date>2024-09-25T15:41:02.620000000</dc:date>
    <meta:editing-duration>PT2H2M50S</meta:editing-duration>
    <meta:editing-cycles>1</meta:editing-cycles>
    <meta:document-statistic meta:table-count="1" meta:image-count="0" meta:object-count="0" meta:page-count="2" meta:paragraph-count="9" meta:word-count="26" meta:character-count="158" meta:non-whitespace-character-count="139"/>
    <meta:generator>LibreOffice/7.5.3.2$Windows_X86_64 LibreOffice_project/9f56dff12ba03b9acd7730a5a481eea045e468f3</meta:generator>
  </office:meta>
</office:document-meta>
</file>